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700000352D6B2E66B.png" manifest:media-type="image/png"/>
  <manifest:file-entry manifest:full-path="Pictures/1000000100000200000002001DB5FD00.png" manifest:media-type="image/png"/>
  <manifest:file-entry manifest:full-path="Pictures/10000001000000A0000000A0CFCAB972.png" manifest:media-type="image/png"/>
  <manifest:file-entry manifest:full-path="Pictures/10000001000000A0000000A0ACFA4BAA.png" manifest:media-type="image/png"/>
  <manifest:file-entry manifest:full-path="Pictures/10000001000000A0000000A0212818FE.png" manifest:media-type="image/png"/>
  <manifest:file-entry manifest:full-path="Pictures/10000001000000A0000000A05D6B5393.png" manifest:media-type="image/png"/>
  <manifest:file-entry manifest:full-path="Pictures/10000001000000A0000000A0C6BB3F1C.png" manifest:media-type="image/png"/>
  <manifest:file-entry manifest:full-path="Pictures/10000001000000A0000000A0218837D2.png" manifest:media-type="image/png"/>
  <manifest:file-entry manifest:full-path="Pictures/10000001000000A0000000A054E34B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neScape UF" svg:font-family="'RuneScape UF'" style:font-pitch="variable"/>
    <style:font-face style:name="RuneScape UF1" svg:font-family="'RuneScape UF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af46" presentation:display-footer="true" presentation:display-page-number="false" presentation:display-date-time="tru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horizontal-align="center" draw:textarea-vertical-align="middle" loext:glow-radius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28cm" svg:stroke-color="#000000" draw:marker-start-width="0.242cm" draw:marker-end-width="0.242cm" svg:stroke-opacity="100%" draw:fill="none" draw:fill-color="#729fcf" loext:fill-use-slide-background="false" draw:textarea-horizontal-align="center" draw:textarea-vertical-align="middle" draw:shadow="hidden" loext:glow-radius="0.071cm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62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loext:glow-radius="0.141cm" loext:softedge-radius="0.035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loext:graphic-properties draw:fill="none" draw:fill-color="#ffffff"/>
      <style:text-properties style:text-position="0% 100%" style:font-name="Inter SemiBold" fo:font-size="10pt" fo:text-shadow="1pt 1pt" style:font-size-asian="12pt" style:font-size-complex="12pt"/>
    </style:style>
    <style:style style:name="P5" style:family="paragraph">
      <loext:graphic-properties draw:fill="none" draw:fill-color="#ffffff"/>
      <style:text-properties style:text-position="0% 100%" style:font-name="Inter SemiBold" fo:font-size="10pt" fo:text-shadow="1pt 1pt" style:font-size-asian="10pt" style:font-size-complex="10pt"/>
    </style:style>
    <style:style style:name="P6" style:family="paragraph">
      <loext:graphic-properties draw:fill="none" draw:fill-color="#ffffff"/>
      <style:text-properties style:text-position="0% 100%" style:font-name="Inter SemiBold" fo:font-size="10pt" style:font-size-asian="10pt" style:font-size-complex="10pt"/>
    </style:style>
    <style:style style:name="P7" style:family="paragraph">
      <style:paragraph-properties fo:text-align="center"/>
      <style:text-properties fo:color="#ffffff" loext:opacity="100%" style:text-line-through-style="none" style:text-line-through-type="none" style:font-name="RuneScape UF" fo:font-size="36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text-line-through-style="none" style:text-line-through-type="none" style:font-name="RuneScape UF" fo:font-size="36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loext:graphic-properties draw:fill-color="#ffffff"/>
    </style:style>
    <style:style style:name="P10" style:family="paragraph">
      <style:text-properties style:font-name="Inter Medium" fo:text-shadow="1pt 1pt"/>
    </style:style>
    <style:style style:name="P11" style:family="paragraph">
      <style:paragraph-properties fo:margin-left="0cm" fo:margin-right="0cm" fo:text-indent="0cm"/>
      <style:text-properties style:font-name="Inter Medium"/>
    </style:style>
    <style:style style:name="P12" style:family="paragraph">
      <style:text-properties style:font-name="Inter Medium"/>
    </style:style>
    <style:style style:name="T1" style:family="text">
      <style:text-properties style:font-name="Inter SemiBold" fo:font-size="10pt" fo:text-shadow="1pt 1pt" style:font-size-asian="12pt" style:font-size-complex="12pt"/>
    </style:style>
    <style:style style:name="T2" style:family="text">
      <style:text-properties style:font-name="Inter SemiBold" fo:font-size="10pt" fo:text-shadow="1pt 1pt" style:font-size-asian="10pt" style:font-size-complex="10pt"/>
    </style:style>
    <style:style style:name="T3" style:family="text">
      <style:text-properties fo:color="#ffffff" loext:opacity="100%" style:text-line-through-style="none" style:text-line-through-type="none" style:font-name="RuneScape UF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style:font-name="Inter Medium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seite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2.59cm" svg:height="2.514cm" svg:x="17.398cm" svg:y="3.298cm">
          <draw:image xlink:href="Pictures/10000001000000A0000000A054E34B74.png" xlink:type="simple" xlink:show="embed" xlink:actuate="onLoad" draw:mime-type="image/png">
            <text:p/>
          </draw:image>
        </draw:frame>
        <draw:frame draw:style-name="gr1" draw:text-style-name="P1" draw:layer="layout" svg:width="3.986cm" svg:height="3.866cm" svg:x="9.08cm" svg:y="10.602cm">
          <draw:image xlink:href="Pictures/10000001000000A0000000A0218837D2.png" xlink:type="simple" xlink:show="embed" xlink:actuate="onLoad" draw:mime-type="image/png">
            <text:p/>
          </draw:image>
        </draw:frame>
        <draw:frame draw:style-name="gr2" draw:text-style-name="P2" draw:layer="layout" svg:width="2.267cm" svg:height="2.2cm" svg:x="12.537cm" svg:y="1.5cm">
          <draw:image xlink:href="Pictures/10000001000000A0000000A0C6BB3F1C.png" xlink:type="simple" xlink:show="embed" xlink:actuate="onLoad" draw:mime-type="image/png">
            <text:p/>
          </draw:image>
        </draw:frame>
        <draw:frame draw:style-name="gr1" draw:text-style-name="P1" draw:layer="layout" svg:width="4.169cm" svg:height="4.046cm" svg:x="14.375cm" svg:y="10.533cm">
          <draw:image xlink:href="Pictures/10000001000000A0000000A05D6B5393.png" xlink:type="simple" xlink:show="embed" xlink:actuate="onLoad" draw:mime-type="image/png">
            <text:p/>
          </draw:image>
        </draw:frame>
        <draw:frame draw:style-name="gr1" draw:text-style-name="P1" draw:layer="layout" svg:width="2.722cm" svg:height="2.643cm" svg:x="7.293cm" svg:y="3.179cm">
          <draw:image xlink:href="Pictures/10000001000000A0000000A0212818FE.png" xlink:type="simple" xlink:show="embed" xlink:actuate="onLoad" draw:mime-type="image/png">
            <text:p/>
          </draw:image>
        </draw:frame>
        <draw:frame draw:style-name="gr1" draw:text-style-name="P1" draw:layer="layout" svg:width="3.353cm" svg:height="3.252cm" svg:x="6.334cm" svg:y="7.181cm">
          <draw:image xlink:href="Pictures/10000001000000A0000000A0ACFA4BAA.png" xlink:type="simple" xlink:show="embed" xlink:actuate="onLoad" draw:mime-type="image/png">
            <text:p/>
          </draw:image>
        </draw:frame>
        <draw:frame draw:style-name="gr1" draw:text-style-name="P1" draw:layer="layout" svg:width="3.444cm" svg:height="3.344cm" svg:x="17.823cm" svg:y="7.19cm">
          <draw:image xlink:href="Pictures/10000001000000A0000000A0CFCAB972.png" xlink:type="simple" xlink:show="embed" xlink:actuate="onLoad" draw:mime-type="image/png">
            <text:p/>
          </draw:image>
        </draw:frame>
        <draw:frame draw:style-name="gr3" draw:text-style-name="P4" draw:layer="layout" svg:width="12.5cm" svg:height="1.199cm" svg:x="20.341cm" svg:y="15.046cm">
          <draw:text-box>
            <text:p text:style-name="P3"><text:span text:style-name="T1">Benjamin Brohs, </text:span><text:span text:style-name="T1">Kevin Hecke, Justin </text:span><text:span text:style-name="T1">Meng</text:span></text:p>
          </draw:text-box>
        </draw:frame>
        <draw:frame draw:style-name="gr4" draw:text-style-name="P5" draw:layer="layout" svg:width="3cm" svg:height="0.75cm" svg:x="12.609cm" svg:y="15.023cm">
          <draw:text-box>
            <text:p text:style-name="P3"><text:span text:style-name="T2">HTW-Berlin</text:span></text:p>
          </draw:text-box>
        </draw:frame>
        <draw:frame draw:style-name="gr5" draw:text-style-name="P6" draw:layer="layout" svg:width="4cm" svg:height="0.764cm" svg:x="-0.127cm" svg:y="15.123cm">
          <draw:text-box>
            <text:p><text:span text:style-name="T2">Softwaretechnik</text:span></text:p>
          </draw:text-box>
        </draw:frame>
        <draw:frame draw:style-name="gr6" draw:text-style-name="P8" draw:layer="layout" svg:width="17.5cm" svg:height="3.212cm" svg:x="5cm" svg:y="5.5cm">
          <draw:text-box>
            <text:p text:style-name="P7"><text:span text:style-name="T3">MINECRAFT-ONE-WEEK-CHALLENGE</text:span><text:span text:style-name="T3"><text:line-break/></text:span><text:span text:style-name="T3">RELOADED</text:span></text:p>
          </draw:text-box>
        </draw:frame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10"><text:span text:style-name="T4">Intro</text:span></text:p>
          </draw:text-box>
        </draw:frame>
        <draw:frame draw:style-name="gr8" draw:text-style-name="P1" draw:layer="layout" svg:width="11cm" svg:height="11cm" svg:x="8.5cm" svg:y="3.257cm">
          <draw:image xlink:href="Pictures/1000000100000200000002001DB5FD0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4">Gliederung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4">Domänenmodell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9" draw:text-style-name="P1" draw:layer="layout" svg:width="9.98cm" svg:height="9.74cm" svg:x="17.02cm" svg:y="3.5cm">
          <draw:image xlink:href="Pictures/100000000000036700000352D6B2E66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10"><text:span text:style-name="T4">Designmodell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10"><text:span text:style-name="T4">Use-Case Modell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473cm" svg:x="1.4cm" svg:y="0.212cm" presentation:class="title" presentation:user-transformed="true">
          <draw:text-box>
            <text:p text:style-name="P10"><text:span text:style-name="T4">Movement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10"><text:span text:style-name="T4">GUI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4">Strukturen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2.629cm" svg:x="1.4cm" svg:y="0.628cm" presentation:class="title">
          <draw:text-box>
            <text:p text:style-name="P10"><text:span text:style-name="T4">Fazit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ter Medium" svg:font-family="'Inter Medium'" style:font-pitch="variable"/>
    <style:font-face style:name="Inter SemiBold" svg:font-family="'Inter Semi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neScape UF" svg:font-family="'RuneScape UF'" style:font-pitch="variable"/>
    <style:font-face style:name="RuneScape UF1" svg:font-family="'RuneScape UF'" style:font-adornments="Standar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069a2e" draw:end-color="#999999" draw:start-intensity="100%" draw:end-intensity="100%" draw:angle="30deg" draw:border="0%">
      <loext:gradient-stop svg:offset="0" loext:color-type="rgb" loext:color-value="#069a2e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4:23:25.358284861</meta:creation-date>
    <meta:generator>LibreOffice/24.2.7.2$Linux_X86_64 LibreOffice_project/420$Build-2</meta:generator>
    <dc:date>2025-06-29T16:28:02.251034528</dc:date>
    <meta:editing-duration>PT1H5M27S</meta:editing-duration>
    <meta:editing-cycles>16</meta:editing-cycles>
    <meta:document-statistic meta:object-count="71"/>
  </office:meta>
</office:document-meta>
</file>